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6969697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7" office:value-type="float" office:value="0.722222222222222" calcext:value-type="float">
            <text:p>0.722222222222222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2857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787879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3.5/27" office:value-type="float" office:value="0.87037037037037" calcext:value-type="float">
            <text:p>0.87037037037037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4.5/27" office:value-type="float" office:value="0.907407407407407" calcext:value-type="float">
            <text:p>0.907407407407407</text:p>
          </table:table-cell>
          <table:table-cell table:formula="of:=16/20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7:42:23.299828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6:00:41.317886206</meta:creation-date>
    <dc:date>2020-04-14T17:42:47.363812469</dc:date>
    <meta:editing-duration>PT5H11M18S</meta:editing-duration>
    <meta:editing-cycles>29</meta:editing-cycles>
    <meta:generator>LibreOffice/6.4.2.2$Linux_X86_64 LibreOffice_project/40$Build-2</meta:generator>
    <meta:document-statistic meta:table-count="1" meta:cell-count="167" meta:object-count="0"/>
  </office:meta>
</office:document-meta>
</file>